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5-04-1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5-01-1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4-10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4-04-1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4-01-2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3-10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3-07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3-04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3-01-1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2-10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2-07-1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2-04-1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2-01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1-10-1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1-07-0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1-03-3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1-01-1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164" calcext:value-type="float">
            <text:p>3.2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276" calcext:value-type="float">
            <text:p>6.7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0804" calcext:value-type="float">
            <text:p>5.6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804" calcext:value-type="float">
            <text:p>4.5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3833088021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42" meta:object-count="0"/>
    <meta:user-defined meta:name="AppVersion">3.0</meta:user-defined>
  </office:meta>
</office:document-meta>
</file>